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officeooo:rsid="00433467" officeooo:paragraph-rsid="003792e8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normal" officeooo:rsid="00392ee3" officeooo:paragraph-rsid="0044d7a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style="italic" fo:font-weight="normal" officeooo:rsid="004ce45c" officeooo:paragraph-rsid="004ce45c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47d73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47d73" style:font-weight-asian="bold" style:font-weight-complex="bold"/>
    </style:style>
    <style:style style:name="P6" style:family="paragraph" style:parent-style-name="Standard">
      <style:text-properties style:font-name="DejaVu Sans Condensed1" officeooo:rsid="00433467" officeooo:paragraph-rsid="00433467"/>
    </style:style>
    <style:style style:name="P7" style:family="paragraph" style:parent-style-name="Standard">
      <style:text-properties style:font-name="DejaVu Sans Condensed1" fo:font-style="italic" fo:font-weight="normal" officeooo:rsid="00662b8a" officeooo:paragraph-rsid="00662b8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officeooo:paragraph-rsid="004ce45c"/>
    </style:style>
    <style:style style:name="P9" style:family="paragraph" style:parent-style-name="Standard">
      <style:text-properties fo:font-style="italic" officeooo:rsid="004ce45c" officeooo:paragraph-rsid="004ce45c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officeooo:paragraph-rsid="00608fd4"/>
    </style:style>
    <style:style style:name="P11" style:family="paragraph" style:parent-style-name="Standard">
      <style:paragraph-properties fo:text-align="start" style:justify-single-word="false"/>
      <style:text-properties officeooo:paragraph-rsid="00647d73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08fd4" officeooo:paragraph-rsid="00608fd4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08fd4" officeooo:paragraph-rsid="0062819d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1" fo:font-size="12pt" fo:font-style="normal" fo:font-weight="normal" officeooo:rsid="004ce45c" officeooo:paragraph-rsid="004ce45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1">
      <style:text-properties style:text-line-through-style="none" style:text-line-through-type="none" style:font-name="DejaVu Sans Condensed1" fo:font-size="12pt" fo:font-style="normal" fo:font-weight="normal" officeooo:rsid="00662b8a" officeooo:paragraph-rsid="00662b8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2">
      <style:text-properties style:text-line-through-style="none" style:text-line-through-type="none" style:font-name="DejaVu Sans Condensed1" fo:font-size="12pt" fo:font-style="normal" style:text-underline-style="none" fo:font-weight="normal" officeooo:rsid="00662b8a" officeooo:paragraph-rsid="00662b8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4ce45c" officeooo:paragraph-rsid="004ce45c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text-properties style:text-line-through-style="none" style:text-line-through-type="none" style:font-name="DejaVu Sans Condensed1" fo:font-size="12pt" fo:font-weight="normal" officeooo:rsid="004ce45c" officeooo:paragraph-rsid="004ce45c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1" fo:font-size="12pt" fo:font-weight="normal" officeooo:rsid="004ce45c" officeooo:paragraph-rsid="004ce45c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text-properties style:text-line-through-style="none" style:text-line-through-type="none" style:font-name="DejaVu Sans Condensed1" fo:font-size="12pt" fo:font-weight="normal" officeooo:rsid="004ce45c" officeooo:paragraph-rsid="004ce45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text-line-through-style="none" style:text-line-through-type="none" style:font-name="DejaVu Sans Condensed1" fo:font-size="12pt" fo:font-style="italic" style:text-underline-style="none" fo:font-weight="normal" officeooo:rsid="00662b8a" officeooo:paragraph-rsid="00662b8a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4">
      <style:text-properties style:text-line-through-style="none" style:text-line-through-type="none" style:font-name="DejaVu Sans Condensed1" fo:font-size="12pt" officeooo:rsid="00433467" officeooo:paragraph-rsid="00662b8a" style:font-size-asian="12pt" style:font-size-complex="12pt"/>
    </style:style>
    <style:style style:name="P23" style:family="paragraph" style:parent-style-name="Standard" style:list-style-name="L13">
      <style:text-properties style:text-line-through-style="none" style:text-line-through-type="none" style:font-name="DejaVu Sans Condensed1" fo:font-size="12pt" officeooo:rsid="00433467" officeooo:paragraph-rsid="00433467" style:font-size-asian="12pt" style:font-size-complex="12pt"/>
    </style:style>
    <style:style style:name="P24" style:family="paragraph" style:parent-style-name="Standard" style:list-style-name="L15">
      <style:text-properties style:text-line-through-style="none" style:text-line-through-type="none" style:font-name="DejaVu Sans Condensed1" fo:font-size="12pt" officeooo:rsid="00433467" officeooo:paragraph-rsid="00433467" style:font-size-asian="12pt" style:font-size-complex="12pt"/>
    </style:style>
    <style:style style:name="P25" style:family="paragraph" style:parent-style-name="Standard" style:list-style-name="L13">
      <style:text-properties style:text-line-through-style="none" style:text-line-through-type="none" style:font-name="DejaVu Sans Condensed1" fo:font-size="12pt" officeooo:rsid="00662b8a" officeooo:paragraph-rsid="00662b8a" style:font-size-asian="12pt" style:font-size-complex="12pt"/>
    </style:style>
    <style:style style:name="P26" style:family="paragraph" style:parent-style-name="Standard" style:list-style-name="L15">
      <style:text-properties style:text-line-through-style="none" style:text-line-through-type="none" style:font-name="DejaVu Sans Condensed1" fo:font-size="12pt" officeooo:rsid="0044d7a1" officeooo:paragraph-rsid="00662b8a" style:font-size-asian="12pt" style:font-size-complex="12pt"/>
    </style:style>
    <style:style style:name="P27" style:family="paragraph" style:parent-style-name="Standard" style:list-style-name="L13">
      <style:text-properties style:text-line-through-style="none" style:text-line-through-type="none" style:font-name="DejaVu Sans Condensed1" fo:font-size="12pt" officeooo:rsid="0044d7a1" officeooo:paragraph-rsid="0044d7a1" style:font-size-asian="12pt" style:font-size-complex="12pt"/>
    </style:style>
    <style:style style:name="P28" style:family="paragraph" style:parent-style-name="Standard" style:list-style-name="L16">
      <style:text-properties style:text-line-through-style="none" style:text-line-through-type="none" style:font-name="DejaVu Sans Condensed1" fo:font-size="12pt" officeooo:rsid="0053bce1" officeooo:paragraph-rsid="0053bce1" style:font-size-asian="12pt" style:font-size-complex="12pt"/>
    </style:style>
    <style:style style:name="P29" style:family="paragraph" style:parent-style-name="Standard" style:list-style-name="L13">
      <style:text-properties style:text-line-through-style="none" style:text-line-through-type="none" style:font-name="DejaVu Sans Condensed1" officeooo:rsid="00433467" officeooo:paragraph-rsid="00662b8a"/>
    </style:style>
    <style:style style:name="P30" style:family="paragraph" style:parent-style-name="Standard" style:list-style-name="L3">
      <style:text-properties officeooo:paragraph-rsid="004ce45c"/>
    </style:style>
    <style:style style:name="P31" style:family="paragraph" style:parent-style-name="Standard" style:list-style-name="L3">
      <style:text-properties officeooo:rsid="004ce45c" officeooo:paragraph-rsid="004ce45c"/>
    </style:style>
    <style:style style:name="P32" style:family="paragraph" style:parent-style-name="Standard" style:list-style-name="L6">
      <style:text-properties officeooo:rsid="004ce45c" officeooo:paragraph-rsid="004ce45c"/>
    </style:style>
    <style:style style:name="P33" style:family="paragraph" style:parent-style-name="Standard" style:list-style-name="L9">
      <style:text-properties officeooo:rsid="004ce45c" officeooo:paragraph-rsid="004ce45c"/>
    </style:style>
    <style:style style:name="P34" style:family="paragraph" style:parent-style-name="Standard" style:list-style-name="L5">
      <style:text-properties officeooo:paragraph-rsid="004ce45c"/>
    </style:style>
    <style:style style:name="P35" style:family="paragraph" style:parent-style-name="Standard" style:list-style-name="L8">
      <style:text-properties officeooo:paragraph-rsid="004ce45c"/>
    </style:style>
    <style:style style:name="P36" style:family="paragraph" style:parent-style-name="Standard" style:list-style-name="L9">
      <style:text-properties officeooo:paragraph-rsid="005824b8"/>
    </style:style>
    <style:style style:name="P37" style:family="paragraph" style:parent-style-name="Standard" style:list-style-name="L10">
      <style:text-properties style:font-name="DejaVu Sans Condensed1" fo:font-style="normal" fo:font-weight="normal" officeooo:rsid="00662b8a" officeooo:paragraph-rsid="00662b8a" style:font-style-asian="normal" style:font-weight-asian="normal" style:font-style-complex="normal" style:font-weight-complex="normal"/>
    </style:style>
    <style:style style:name="P38" style:family="paragraph" style:parent-style-name="Standard" style:list-style-name="L12">
      <style:text-properties style:font-name="DejaVu Sans Condensed1" fo:font-style="normal" officeooo:rsid="00662b8a" officeooo:paragraph-rsid="00662b8a" style:font-style-asian="normal" style:font-style-complex="normal"/>
    </style:style>
    <style:style style:name="P39" style:family="paragraph" style:parent-style-name="Standard" style:list-style-name="L10">
      <style:text-properties style:font-name="DejaVu Sans Condensed1" officeooo:paragraph-rsid="00662b8a"/>
    </style:style>
    <style:style style:name="P40" style:family="paragraph" style:parent-style-name="Standard" style:list-style-name="L17">
      <style:text-properties officeooo:paragraph-rsid="0044d7a1"/>
    </style:style>
    <style:style style:name="P41" style:family="paragraph" style:parent-style-name="Standard" style:list-style-name="L18">
      <style:text-properties officeooo:paragraph-rsid="004ce4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ef34" style:font-weight-asian="bold" style:font-weight-complex="bold"/>
    </style:style>
    <style:style style:name="T3" style:family="text">
      <style:text-properties fo:font-weight="bold" officeooo:rsid="00662b8a" style:font-weight-asian="bold" style:font-weight-complex="bold"/>
    </style:style>
    <style:style style:name="T4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fo:font-size="12pt" fo:font-weight="bold" officeooo:rsid="0048ef34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fo:font-weight="bold" officeooo:rsid="004af2ec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4ce45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5e705b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43346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style:font-size-asian="12pt" style:font-size-complex="12pt"/>
    </style:style>
    <style:style style:name="T11" style:family="text">
      <style:text-properties style:text-line-through-style="none" style:text-line-through-type="none" fo:font-size="12pt" officeooo:rsid="004af2ec" style:font-size-asian="12pt" style:font-size-complex="12pt"/>
    </style:style>
    <style:style style:name="T12" style:family="text">
      <style:text-properties style:text-line-through-style="none" style:text-line-through-type="none" fo:font-size="12pt" officeooo:rsid="00425ae3" style:font-size-asian="12pt" style:font-size-complex="12pt"/>
    </style:style>
    <style:style style:name="T13" style:family="text">
      <style:text-properties style:text-line-through-style="none" style:text-line-through-type="none" fo:font-size="12pt" officeooo:rsid="00433467" style:font-size-asian="12pt" style:font-size-complex="12pt"/>
    </style:style>
    <style:style style:name="T14" style:family="text">
      <style:text-properties style:text-line-through-style="none" style:text-line-through-type="none" fo:font-size="12pt" officeooo:rsid="004af8a3" style:font-size-asian="12pt" style:font-size-complex="12pt"/>
    </style:style>
    <style:style style:name="T15" style:family="text">
      <style:text-properties style:text-line-through-style="none" style:text-line-through-type="none" fo:font-size="12pt" fo:font-weight="normal" officeooo:rsid="00662b8a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4ce45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563a0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567adc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433467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58fcc3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5b77d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608fd4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46119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5ca800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5a1ed0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604919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60e691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615068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670629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1" fo:font-size="12pt" fo:font-weight="normal" officeooo:rsid="0048ef34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1" fo:font-size="12pt" fo:font-weight="normal" officeooo:rsid="004ce45c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1" fo:font-size="12pt" fo:font-weight="normal" officeooo:rsid="005b77d8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1" fo:font-size="12pt" fo:font-weight="normal" officeooo:rsid="005b8798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1" fo:font-size="12pt" fo:font-weight="normal" officeooo:rsid="005824b8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1" fo:font-size="12pt" fo:font-style="italic" fo:font-weight="normal" officeooo:rsid="004ce45c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text-line-through-style="none" style:text-line-through-type="none" style:font-name="DejaVu Sans Condensed1" fo:font-size="12pt" fo:font-style="italic" fo:font-weight="normal" officeooo:rsid="004ce45c" style:font-name-asian="NSimSun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4" style:family="text">
      <style:text-properties style:text-line-through-style="none" style:text-line-through-type="none" style:font-name="DejaVu Sans Condensed1" fo:font-size="12pt" officeooo:rsid="0044d7a1" style:font-size-asian="12pt" style:font-size-complex="12pt"/>
    </style:style>
    <style:style style:name="T45" style:family="text">
      <style:text-properties style:text-line-through-style="none" style:text-line-through-type="none" style:font-name="DejaVu Sans Condensed1" fo:font-size="12pt" officeooo:rsid="00662b8a" style:font-size-asian="12pt" style:font-size-complex="12pt"/>
    </style:style>
    <style:style style:name="T46" style:family="text">
      <style:text-properties style:text-line-through-style="none" style:text-line-through-type="none" style:font-name="DejaVu Sans Condensed" fo:font-size="12pt" fo:font-weight="normal" style:font-name-asian="DejaVu Sans Condensed" style:font-size-asian="12pt" style:font-weight-asian="normal" style:font-name-complex="DejaVu Sans Condensed" style:font-size-complex="12pt" style:font-weight-complex="normal"/>
    </style:style>
    <style:style style:name="T47" style:family="text">
      <style:text-properties style:text-line-through-style="none" style:text-line-through-type="none" style:font-name="DejaVu Sans Condensed" fo:font-size="12pt" fo:font-style="italic" fo:font-weight="normal" officeooo:rsid="004ce45c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T48" style:family="text">
      <style:text-properties officeooo:rsid="00425ae3"/>
    </style:style>
    <style:style style:name="T49" style:family="text">
      <style:text-properties officeooo:rsid="0048ef34"/>
    </style:style>
    <style:style style:name="T50" style:family="text">
      <style:text-properties officeooo:rsid="004f0a64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662b8a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425ae3" style:font-size-asian="12pt" style:font-weight-asian="bold" style:font-size-complex="12pt" style:font-weight-complex="bold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662b8a" style:font-size-asian="12pt" style:font-size-complex="12pt"/>
    </style:style>
    <style:style style:name="T56" style:family="text">
      <style:text-properties officeooo:rsid="00615068"/>
    </style:style>
    <style:style style:name="T57" style:family="text">
      <style:text-properties officeooo:rsid="0062819d"/>
    </style:style>
    <style:style style:name="T58" style:family="text">
      <style:text-properties officeooo:rsid="0035db3e"/>
    </style:style>
    <style:style style:name="T59" style:family="text">
      <style:text-properties officeooo:rsid="00662b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8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E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11"><text:span text:style-name="T28">5</text:span><text:span text:style-name="T29">0</text:span><text:span text:style-name="T30">4</text:span><text:span text:style-name="T35">a</text:span><text:span text:style-name="T31"> - </text:span><text:span text:style-name="T32">A/G </text:span><text:span text:style-name="T33">-</text:span><text:span text:style-name="T27"> ATGM</text:span><text:span text:style-name="T25">s</text:span><text:span text:style-name="T35"> as human pilot</text:span></text:p>
      <text:p text:style-name="P1"/>
      <text:p text:style-name="P10"><text:span text:style-name="T26">9K144 </text:span><text:span text:style-name="T27">Shturm (AT-6 Spiral)</text:span><text:span text:style-name="T22"> -- </text:span><text:span text:style-name="T23">Max range ~5.5 km</text:span><text:span text:style-name="T34">/</text:span><text:span text:style-name="T25">2.7 nmi</text:span><text:span text:style-name="T34">/</text:span><text:span text:style-name="T23">3.</text:span><text:span text:style-name="T25">1</text:span><text:span text:style-name="T23"> mi</text:span></text:p>
      <text:p text:style-name="P10"><text:span text:style-name="T23">9</text:span><text:span text:style-name="T25">M120 Ataka (AT-9 Spiral-2) -- Max range ~6</text:span><text:span text:style-name="T34">.0</text:span><text:span text:style-name="T25"> km</text:span><text:span text:style-name="T34">/</text:span><text:span text:style-name="T25">3.2 nmi</text:span><text:span text:style-name="T34">/</text:span><text:span text:style-name="T25">3.7 mi)</text:span></text:p>
      <text:list text:style-name="L1">
        <text:list-item>
          <text:p text:style-name="P12">9M120 -- Tandem HEAT warhead</text:p>
        </text:list-item>
        <text:list-item>
          <text:p text:style-name="P12">9M120F -- HE warhead</text:p>
        </text:list-item>
        <text:list-item>
          <text:p text:style-name="P13">9M120O -- A/A <text:span text:style-name="T56">expanding rod warhead</text:span><text:span text:style-name="T57"> and </text:span>proximity fuze (4 meters)</text:p>
        </text:list-item>
      </text:list>
      <text:p text:style-name="P1"/>
      <text:p text:style-name="P8"><text:span text:style-name="T19">Petrovich attack with </text:span><text:span text:style-name="T22">9K114 Shturm </text:span><text:span text:style-name="T25">or 9M120 Ataka</text:span><text:span text:style-name="T22"> ATGM</text:span></text:p>
      <text:p text:style-name="P3">All steps done from back seat</text:p>
      <text:list text:style-name="L2">
        <text:list-item>
          <text:p text:style-name="P14"><text:span text:style-name="T2">Select Weapon</text:span><text:span text:style-name="T48"> knob ... </text:span><text:span text:style-name="T1">MSL/OFF</text:span><text:span text:style-name="T48"> </text:span>(slaves floating reticle to ATGM sight) <text:span text:style-name="T49">(center console)</text:span></text:p>
        </text:list-item>
      </text:list>
      <text:p text:style-name="P3">Hasty attack on target directly ahead:</text:p>
      <text:list xml:id="list4034544420" text:style-name="L3">
        <text:list-item>
          <text:p text:style-name="P30"><text:span text:style-name="T37">Press </text:span><text:span text:style-name="T20">Gray Reset Hat forward</text:span><text:span text:style-name="T38"> </text:span><text:span text:style-name="T37">to </text:span><text:span text:style-name="T38">tell Petrovich to scan for a target within the gunsight glass area.</text:span></text:p>
        </text:list-item>
      </text:list>
      <text:list text:style-name="L4">
        <text:list-item>
          <text:list>
            <text:list-item>
              <text:p text:style-name="P17">5-7 seconds to activate sight gyros, then floating reticle should move around as Petrovich searches.</text:p>
            </text:list-item>
          </text:list>
        </text:list-item>
      </text:list>
      <text:list xml:id="list142843544213001" text:continue-list="list4034544420" text:style-name="L3">
        <text:list-item>
          <text:p text:style-name="P31"><text:span text:style-name="T36">If multiple targets found, </text:span><text:span text:style-name="T18">menu will appear in lower left</text:span><text:span text:style-name="T36">. <text:s/>Use </text:span><text:span text:style-name="T18">Trim Hat up/down</text:span><text:span text:style-name="T36"> to select a target, </text:span><text:span text:style-name="T18">Trim Hat right</text:span><text:span text:style-name="T36"> to select.</text:span></text:p>
        </text:list-item>
      </text:list>
      <text:list text:style-name="L5">
        <text:list-item>
          <text:list>
            <text:list-item>
              <text:p text:style-name="P34"><text:span text:style-name="T38">To do a new search, select any target with </text:span><text:span text:style-name="T19">Trim Hat right</text:span><text:span text:style-name="T38">, then press </text:span><text:span text:style-name="T21">Gray Reset Hat forward</text:span><text:span text:style-name="T38"> again.</text:span></text:p>
            </text:list-item>
          </text:list>
        </text:list-item>
      </text:list>
      <text:p text:style-name="P8"><text:span text:style-name="T42">Search for targets in a specif</text:span><text:span text:style-name="T47">‌</text:span><text:span text:style-name="T43">ic</text:span><text:span text:style-name="T42"> direction:</text:span></text:p>
      <text:list xml:id="list2590239216" text:style-name="L6">
        <text:list-item>
          <text:p text:style-name="P18">Press <text:span text:style-name="T1">Trim Hat press</text:span> to bring up Petrovich reticle <text:span text:style-name="T50">(boxes around numbers will be green if weapons are ready)</text:span>, look where you want Petrovich to search and press <text:span text:style-name="T1">Trim Hat up short</text:span>.</text:p>
        </text:list-item>
      </text:list>
      <text:list text:style-name="L7">
        <text:list-item>
          <text:list>
            <text:list-item>
              <text:p text:style-name="P19">5-7 seconds to activate sight gyros, then floating reticle should move around as Petrovich searches.</text:p>
            </text:list-item>
          </text:list>
        </text:list-item>
      </text:list>
      <text:list xml:id="list142843411339773" text:continue-list="list2590239216" text:style-name="L6">
        <text:list-item>
          <text:p text:style-name="P32"><text:span text:style-name="T36">If multiple targets found, </text:span><text:span text:style-name="T18">menu will appear in lower left</text:span><text:span text:style-name="T36">. <text:s/>Use </text:span><text:span text:style-name="T18">Trim Hat up/down</text:span><text:span text:style-name="T36"> to select a target, </text:span><text:span text:style-name="T18">Trim Hat right</text:span><text:span text:style-name="T36"> to select.</text:span></text:p>
        </text:list-item>
      </text:list>
      <text:list text:style-name="L8">
        <text:list-item>
          <text:list>
            <text:list-item>
              <text:p text:style-name="P35"><text:span text:style-name="T38">To do a new search, select any target with </text:span><text:span text:style-name="T19">Trim Hat right</text:span><text:span text:style-name="T38">, then press </text:span><text:span text:style-name="T19">Trim Hat up short</text:span><text:span text:style-name="T38"> again.</text:span></text:p>
            </text:list-item>
          </text:list>
        </text:list-item>
      </text:list>
      <text:p text:style-name="P9"><text:span text:style-name="T36">Once a target is designated, get in parameters and f</text:span><text:span text:style-name="T46">‌</text:span><text:span text:style-name="T36">ire:</text:span></text:p>
      <text:list xml:id="list1391116098" text:style-name="L9">
        <text:list-item>
          <text:p text:style-name="P20">When floating reticle has locked on target, fly to put it inside the center ring of the fixed reticle.</text:p>
        </text:list-item>
        <text:list-item>
          <text:p text:style-name="P33"><text:span text:style-name="T39">Petrovich will report when in range. <text:s/>P</text:span><text:span text:style-name="T36">ress </text:span><text:span text:style-name="T35">Red Button</text:span><text:span text:style-name="T36"> to authorize launch.</text:span></text:p>
        </text:list-item>
      </text:list>
      <text:list text:style-name="L18">
        <text:list-item>
          <text:list>
            <text:list-item>
              <text:p text:style-name="P41"><text:span text:style-name="T38">Once weapons are activated, </text:span><text:span text:style-name="T19">Trim Hat up long</text:span><text:span text:style-name="T38"> toggles Petrovich ROE between Weapons Hold (authorize firing with trigger) and Weapons Free (Petrovich fires automatically as soon as within launch parameters)</text:span></text:p>
            </text:list-item>
          </text:list>
        </text:list-item>
      </text:list>
      <text:list xml:id="list142843413888020" text:continue-list="list1391116098" text:style-name="L9">
        <text:list-item>
          <text:p text:style-name="P36"><text:span text:style-name="T38">B</text:span><text:span text:style-name="T41">efore taking evasive action, </text:span><text:span text:style-name="T39">it's a good idea to press </text:span><text:span text:style-name="T24">Trim Hat down</text:span><text:span text:style-name="T39"> to tell Petrovich to deactiv</text:span><text:span text:style-name="T40">ate</text:span><text:span text:style-name="T39"> the Shturm sight to </text:span><text:span text:style-name="T41">protect </text:span><text:span text:style-name="T39">the </text:span><text:span text:style-name="T41">gyros</text:span><text:span text:style-name="T39"> (although he should do it automatically when your bank is &gt; 20 deg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7T14:28:37.751000000</dc:date>
    <meta:editing-duration>PT11H57M54S</meta:editing-duration>
    <meta:editing-cycles>7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0" meta:word-count="398" meta:character-count="2180" meta:non-whitespace-character-count="1825"/>
  </office:meta>
</office:document-meta>
</file>